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54.79mm"/>
    </style:style>
    <style:style style:name="co5" style:family="table-column">
      <style:table-column-properties fo:break-before="auto" style:column-width="78.67mm"/>
    </style:style>
    <style:style style:name="co6" style:family="table-column">
      <style:table-column-properties fo:break-before="auto" style:column-width="82.21mm"/>
    </style:style>
    <style:style style:name="co7" style:family="table-column">
      <style:table-column-properties fo:break-before="auto" style:column-width="55.53mm"/>
    </style:style>
    <style:style style:name="co8" style:family="table-column">
      <style:table-column-properties fo:break-before="auto" style:column-width="56.66mm"/>
    </style:style>
    <style:style style:name="co9" style:family="table-column">
      <style:table-column-properties fo:break-before="auto" style:column-width="54.22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30"/>
    <style:style style:name="ce3" style:family="table-cell" style:parent-style-name="Default" style:data-style-name="N100"/>
  </office:automatic-styles>
  <office:body>
    <office:spreadsheet>
      <table:table table:name="105Violation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三森技協股份有限公司</text:p>
          </table:table-cell>
          <table:table-cell office:value-type="string" calcext:value-type="string">
            <text:p>林琮智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4813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奇新工程有限公司</text:p>
          </table:table-cell>
          <table:table-cell office:value-type="string" calcext:value-type="string">
            <text:p>鍾年柾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4814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48141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洪海碧(即鴻安企業社)</text:p>
          </table:table-cell>
          <table:table-cell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4663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三福製衣有限公司</text:p>
          </table:table-cell>
          <table:table-cell office:value-type="string" calcext:value-type="string">
            <text:p>林伯洲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34890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賴文祺(即全嘉檳榔行)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4964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49641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華創車電技術中心股份有限公司</text:p>
          </table:table-cell>
          <table:table-cell office:value-type="string" calcext:value-type="string">
            <text:p>嚴凱泰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101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貝里尼股份有限公司</text:p>
          </table:table-cell>
          <table:table-cell office:value-type="string" calcext:value-type="string">
            <text:p>施勝善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097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0971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鄒亦文</text:p>
          </table:table-cell>
          <table:table-cell/>
          <table:table-cell office:value-type="string" calcext:value-type="string">
            <text:p>勞動基準法第59條第4款</text:p>
          </table:table-cell>
          <table:table-cell office:value-type="string" calcext:value-type="string">
            <text:p>未依規定給與職業災害補償</text:p>
          </table:table-cell>
          <table:table-cell office:value-type="string" calcext:value-type="string">
            <text:p>新北府勞檢字第1053435117號</text:p>
          </table:table-cell>
          <table:table-cell office:value-type="date" office:date-value="0105-02-28" calcext:value-type="date">
            <text:p>0105-03-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台灣威世有限公司</text:p>
          </table:table-cell>
          <table:table-cell office:value-type="string" calcext:value-type="string">
            <text:p>江志強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4812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利寶成衣股份有限公司</text:p>
          </table:table-cell>
          <table:table-cell office:value-type="string" calcext:value-type="string">
            <text:p>蔡正斌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317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悅榕汽車旅館有限公司</text:p>
          </table:table-cell>
          <table:table-cell office:value-type="string" calcext:value-type="string">
            <text:p>謝見定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4993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臺北汽車客運股份有限公司</text:p>
          </table:table-cell>
          <table:table-cell office:value-type="string" calcext:value-type="string">
            <text:p>李博文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工資未定期給付勞工</text:p>
          </table:table-cell>
          <table:table-cell office:value-type="string" calcext:value-type="string">
            <text:p>新北府勞檢字第1053435204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長豐紡織科技股份有限公司</text:p>
          </table:table-cell>
          <table:table-cell office:value-type="string" calcext:value-type="string">
            <text:p>陳進丁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237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2371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2372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祐貿有限公司</text:p>
          </table:table-cell>
          <table:table-cell/>
          <table:table-cell office:value-type="string" calcext:value-type="string">
            <text:p>陳壬貴</text:p>
          </table:table-cell>
          <table:table-cell/>
          <table:table-cell table:style-name="Default"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3311號</text:p>
          </table:table-cell>
          <table:table-cell table:style-name="ce1" office:value-type="date" office:date-value="0105-03-01" calcext:value-type="date">
            <text:p>0105-03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普樂菓有限公司</text:p>
          </table:table-cell>
          <table:table-cell office:value-type="string" calcext:value-type="string">
            <text:p>龔新生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127號</text:p>
          </table:table-cell>
          <table:table-cell office:value-type="date" office:date-value="0105-03-01" calcext:value-type="date">
            <text:p>0105-03-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台灣檢驗科技股份有限公司</text:p>
          </table:table-cell>
          <table:table-cell office:value-type="string" calcext:value-type="string">
            <text:p>楊崑山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479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傳遞美好生物科技股份有限公司</text:p>
          </table:table-cell>
          <table:table-cell office:value-type="string" calcext:value-type="string">
            <text:p>黃親皇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272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陳正偉(即碧之潭旅館餐廳)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314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全有織造廠股份有限公司</text:p>
          </table:table-cell>
          <table:table-cell office:value-type="string" calcext:value-type="string">
            <text:p>陳再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167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167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莊伯泉（即伯泉髮型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584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詠陞開發設計工程有限公司</text:p>
          </table:table-cell>
          <table:table-cell office:value-type="string" calcext:value-type="string">
            <text:p>李玉虹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53435592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592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新北市三重區集美國民小學</text:p>
          </table:table-cell>
          <table:table-cell office:value-type="string" calcext:value-type="string">
            <text:p>蕭慧吟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06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0611</text:p>
          </table:table-cell>
          <table:table-cell table:style-name="Default" office:value-type="string" calcext:value-type="string">
            <text:p>105年03月0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青鈿營造股份有限公司</text:p>
          </table:table-cell>
          <table:table-cell office:value-type="string" calcext:value-type="string">
            <text:p>何珉頡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605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弘華針織有限公司</text:p>
          </table:table-cell>
          <table:table-cell office:value-type="string" calcext:value-type="string">
            <text:p>陳義通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582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國光保全股份有限公司</text:p>
          </table:table-cell>
          <table:table-cell office:value-type="string" calcext:value-type="string">
            <text:p>黃貴秋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35003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003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大同齒輪股份有限公司</text:p>
          </table:table-cell>
          <table:table-cell office:value-type="string" calcext:value-type="string">
            <text:p>許黃春桂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421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一德立食品有限公司</text:p>
          </table:table-cell>
          <table:table-cell office:value-type="string" calcext:value-type="string">
            <text:p>張德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542號</text:p>
          </table:table-cell>
          <table:table-cell office:value-type="date" office:date-value="0105-03-02" calcext:value-type="date">
            <text:p>0105-03-0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北都汽車股份有限公司</text:p>
          </table:table-cell>
          <table:table-cell office:value-type="string" calcext:value-type="string">
            <text:p>周欽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637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廖貞婷﹝即新北市私立仁安人長期照顧中心（養護型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169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169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冠昇國際股份有限公司</text:p>
          </table:table-cell>
          <table:table-cell office:value-type="string" calcext:value-type="string">
            <text:p>鄭正昇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565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5565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三盛製衣廠股份有限公司</text:p>
          </table:table-cell>
          <table:table-cell office:value-type="string" calcext:value-type="string">
            <text:p>邱得凱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680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弘帆實業股份有限公司</text:p>
          </table:table-cell>
          <table:table-cell office:value-type="string" calcext:value-type="string">
            <text:p>李永清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705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陳淑馨（即吉林汽車旅館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683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水產大王餐廳有限公司</text:p>
          </table:table-cell>
          <table:table-cell office:value-type="string" calcext:value-type="string">
            <text:p>吳文貴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225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</text:p>
          </table:table-cell>
          <table:table-cell table:style-name="Default" office:value-type="string" calcext:value-type="string">
            <text:p>105年03月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/>
          <table:table-cell office:value-type="string" calcext:value-type="string">
            <text:p>10534352251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愛味香食品股份有限公司</text:p>
          </table:table-cell>
          <table:table-cell office:value-type="string" calcext:value-type="string">
            <text:p>郭順重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388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388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3882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拓海工業有限公司</text:p>
          </table:table-cell>
          <table:table-cell office:value-type="string" calcext:value-type="string">
            <text:p>林銘淇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678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678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6782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43條</text:p>
          </table:table-cell>
          <table:table-cell office:value-type="string" calcext:value-type="string">
            <text:p>請假期間未依規定給予工資</text:p>
          </table:table-cell>
          <table:table-cell office:value-type="string" calcext:value-type="string">
            <text:p>新北府勞檢字第10534356783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閎貿有限公司</text:p>
          </table:table-cell>
          <table:table-cell office:value-type="string" calcext:value-type="string">
            <text:p>蘇文正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587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587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何炳霖（即可瑪咖啡店）</text:p>
          </table:table-cell>
          <table:table-cell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662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莊伯泉（即伯泉髮型）</text:p>
          </table:table-cell>
          <table:table-cell/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584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美宏國際股份有限公司</text:p>
          </table:table-cell>
          <table:table-cell office:value-type="string" calcext:value-type="string">
            <text:p>黃鵬仁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433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4331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靖旺實業有限公司</text:p>
          </table:table-cell>
          <table:table-cell office:value-type="string" calcext:value-type="string">
            <text:p>楊雅雯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#1053435293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柯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京華世界鑽石股份有限公司</text:p>
          </table:table-cell>
          <table:table-cell office:value-type="string" calcext:value-type="string">
            <text:p>朝祥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5335號</text:p>
          </table:table-cell>
          <table:table-cell table:style-name="ce2" office:value-type="date" office:date-value="2016-03-04" calcext:value-type="date">
            <text:p>16年3月4日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瑞品工程有限公司</text:p>
          </table:table-cell>
          <table:table-cell office:value-type="string" calcext:value-type="string">
            <text:p>劉冠傑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502號</text:p>
          </table:table-cell>
          <table:table-cell office:value-type="date" office:date-value="0105-03-03" calcext:value-type="date">
            <text:p>0105-03-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連崎精密工業有限公司</text:p>
          </table:table-cell>
          <table:table-cell office:value-type="string" calcext:value-type="string">
            <text:p>林素華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721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534357211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科瑞股份有限公司</text:p>
          </table:table-cell>
          <table:table-cell office:value-type="string" calcext:value-type="string">
            <text:p>郭芳祥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749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誠道科技有限公司</text:p>
          </table:table-cell>
          <table:table-cell office:value-type="string" calcext:value-type="string">
            <text:p>吳智勇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860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大樹下實業有限公司</text:p>
          </table:table-cell>
          <table:table-cell office:value-type="string" calcext:value-type="string">
            <text:p>吳達雄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780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躍澤國際有限公司</text:p>
          </table:table-cell>
          <table:table-cell office:value-type="string" calcext:value-type="string">
            <text:p>陳旻澤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6173號</text:p>
          </table:table-cell>
          <table:table-cell office:value-type="date" office:date-value="0105-03-06" calcext:value-type="date">
            <text:p>0105-03-0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台華陶瓷有限公司</text:p>
          </table:table-cell>
          <table:table-cell office:value-type="string" calcext:value-type="string">
            <text:p>陳錦祥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743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大昆公寓大廈管理維護有限公司</text:p>
          </table:table-cell>
          <table:table-cell office:value-type="string" calcext:value-type="string">
            <text:p>沈陳墨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5666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56661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摩根時尚旅館有限公司</text:p>
          </table:table-cell>
          <table:table-cell office:value-type="string" calcext:value-type="string">
            <text:p>楊聲雄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762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伍勝室內裝修工程有限公司</text:p>
          </table:table-cell>
          <table:table-cell office:value-type="string" calcext:value-type="string">
            <text:p>柯翊柔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763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7631號</text:p>
          </table:table-cell>
          <table:table-cell table:style-name="Default" office:value-type="string" calcext:value-type="string">
            <text:p>105年03月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57632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璀璨國際珠寶有限公司</text:p>
          </table:table-cell>
          <table:table-cell office:value-type="string" calcext:value-type="string">
            <text:p>湯健明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626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慶豐保全股份有限公司</text:p>
          </table:table-cell>
          <table:table-cell office:value-type="string" calcext:value-type="string">
            <text:p>陳勇志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5748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俞佩樺（即艾法薇爾美語美術圍棋珠心算短期補習班）</text:p>
          </table:table-cell>
          <table:table-cell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269號</text:p>
          </table:table-cell>
          <table:table-cell office:value-type="date" office:date-value="0105-03-07" calcext:value-type="date">
            <text:p>0105-03-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英倫梅洛赫國際股份有限公司</text:p>
          </table:table-cell>
          <table:table-cell office:value-type="string" calcext:value-type="string">
            <text:p>梁色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629號</text:p>
          </table:table-cell>
          <table:table-cell office:value-type="date" office:date-value="0105-03-08" calcext:value-type="date">
            <text:p>0105-03-0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米塔汐止食品有限公司</text:p>
          </table:table-cell>
          <table:table-cell office:value-type="string" calcext:value-type="string">
            <text:p>白志雄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291號</text:p>
          </table:table-cell>
          <table:table-cell office:value-type="date" office:date-value="0105-03-08" calcext:value-type="date">
            <text:p>0105-03-0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台北航運股份有限公司</text:p>
          </table:table-cell>
          <table:table-cell office:value-type="string" calcext:value-type="string">
            <text:p>呂良宗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5784號</text:p>
          </table:table-cell>
          <table:table-cell office:value-type="date" office:date-value="0105-03-08" calcext:value-type="date">
            <text:p>0105-03-0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豐稷食品有限公司</text:p>
          </table:table-cell>
          <table:table-cell office:value-type="string" calcext:value-type="string">
            <text:p>邱采翎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234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2341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楊尊涵（即庭有名旅館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6172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晶華優越科技洗衣有限公司</text:p>
          </table:table-cell>
          <table:table-cell office:value-type="string" calcext:value-type="string">
            <text:p>唐祥華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039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0391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60392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台灣咖哩好侍餐廳股份有限公司</text:p>
          </table:table-cell>
          <table:table-cell office:value-type="string" calcext:value-type="string">
            <text:p>山田耕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5918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59181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昌展工業有限公司</text:p>
          </table:table-cell>
          <table:table-cell office:value-type="string" calcext:value-type="string">
            <text:p>林瑞龍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225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統聯汽車客運股份有限公司</text:p>
          </table:table-cell>
          <table:table-cell office:value-type="string" calcext:value-type="string">
            <text:p>呂奇峯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478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宇承製衣有限公司</text:p>
          </table:table-cell>
          <table:table-cell office:value-type="string" calcext:value-type="string">
            <text:p>傅宗俞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6412號</text:p>
          </table:table-cell>
          <table:table-cell office:value-type="date" office:date-value="0105-03-09" calcext:value-type="date">
            <text:p>0105-03-10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伊克國際股份有限公司</text:p>
          </table:table-cell>
          <table:table-cell office:value-type="string" calcext:value-type="string">
            <text:p>孫祥娟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595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世樺國際股份有限公司</text:p>
          </table:table-cell>
          <table:table-cell office:value-type="string" calcext:value-type="string">
            <text:p>許金興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378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3781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3782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統一速達股份有限公司</text:p>
          </table:table-cell>
          <table:table-cell office:value-type="string" calcext:value-type="string">
            <text:p>陳瑞堂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583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伸佳企業有限公司</text:p>
          </table:table-cell>
          <table:table-cell office:value-type="string" calcext:value-type="string">
            <text:p>劉政諺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6696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儀璿食品有限公司</text:p>
          </table:table-cell>
          <table:table-cell office:value-type="string" calcext:value-type="string">
            <text:p>陶順德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515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65151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陳丁福【即新北市私立再芳老人長期照顧中心(養護型）</text:p>
          </table:table-cell>
          <table:table-cell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884號</text:p>
          </table:table-cell>
          <table:table-cell office:value-type="date" office:date-value="0105-03-10" calcext:value-type="date">
            <text:p>0105-03-1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突破整合行銷股份有限公司</text:p>
          </table:table-cell>
          <table:table-cell office:value-type="string" calcext:value-type="string">
            <text:p>賴文卿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812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璞琳夢鑽石股份有限公司</text:p>
          </table:table-cell>
          <table:table-cell office:value-type="string" calcext:value-type="string">
            <text:p>澤野直樹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193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洪龍有限公司</text:p>
          </table:table-cell>
          <table:table-cell office:value-type="string" calcext:value-type="string">
            <text:p>黃仲鴻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665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廣源保全股份有限公司</text:p>
          </table:table-cell>
          <table:table-cell office:value-type="string" calcext:value-type="string">
            <text:p>胡文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36767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7671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羿泓金屬傢俱有限公司</text:p>
          </table:table-cell>
          <table:table-cell office:value-type="string" calcext:value-type="string">
            <text:p>朱原明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6746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錚揚企業股份有限公司</text:p>
          </table:table-cell>
          <table:table-cell office:value-type="string" calcext:value-type="string">
            <text:p>邱銘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674</text:p>
          </table:table-cell>
          <table:table-cell table:style-name="Default" office:value-type="string" calcext:value-type="string">
            <text:p>105年03月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達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寶慶塑膠有限公司</text:p>
          </table:table-cell>
          <table:table-cell office:value-type="string" calcext:value-type="string">
            <text:p>蔡陳雲笑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546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5461號</text:p>
          </table:table-cell>
          <table:table-cell office:value-type="date" office:date-value="0105-03-13" calcext:value-type="date">
            <text:p>0105-03-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金采家具有限公司</text:p>
          </table:table-cell>
          <table:table-cell office:value-type="string" calcext:value-type="string">
            <text:p>林全財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534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游曉芸（即布娜飛小吃店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647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金元工業股份有限公司</text:p>
          </table:table-cell>
          <table:table-cell office:value-type="string" calcext:value-type="string">
            <text:p>吳維豐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383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3831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瑞記針織廠有限公司</text:p>
          </table:table-cell>
          <table:table-cell office:value-type="string" calcext:value-type="string">
            <text:p>林金燕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6586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超有有限公司</text:p>
          </table:table-cell>
          <table:table-cell office:value-type="string" calcext:value-type="string">
            <text:p>韓台貞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7127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銣艎實業有限公司</text:p>
          </table:table-cell>
          <table:table-cell office:value-type="string" calcext:value-type="string">
            <text:p>黃運添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6448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64481號</text:p>
          </table:table-cell>
          <table:table-cell office:value-type="date" office:date-value="0105-03-14" calcext:value-type="date">
            <text:p>0105-03-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展業企業有限公司</text:p>
          </table:table-cell>
          <table:table-cell office:value-type="string" calcext:value-type="string">
            <text:p>洪東山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7195號</text:p>
          </table:table-cell>
          <table:table-cell office:value-type="date" office:date-value="0105-03-15" calcext:value-type="date">
            <text:p>0105-03-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1951號</text:p>
          </table:table-cell>
          <table:table-cell office:value-type="date" office:date-value="0105-03-15" calcext:value-type="date">
            <text:p>0105-03-1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寬大食品有限公司</text:p>
          </table:table-cell>
          <table:table-cell office:value-type="string" calcext:value-type="string">
            <text:p>張清寬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244號</text:p>
          </table:table-cell>
          <table:table-cell office:value-type="date" office:date-value="0105-03-15" calcext:value-type="date">
            <text:p>0105-03-1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齊家公寓大廈管理維護有限公司</text:p>
          </table:table-cell>
          <table:table-cell office:value-type="string" calcext:value-type="string">
            <text:p>高敏瀞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078號</text:p>
          </table:table-cell>
          <table:table-cell office:value-type="date" office:date-value="0105-03-15" calcext:value-type="date">
            <text:p>0105-03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高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084號</text:p>
          </table:table-cell>
          <table:table-cell office:value-type="date" office:date-value="0105-03-16" calcext:value-type="date">
            <text:p>0105-03-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齊家保全股份有限公司</text:p>
          </table:table-cell>
          <table:table-cell office:value-type="string" calcext:value-type="string">
            <text:p>敏瀞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第10534370841號</text:p>
          </table:table-cell>
          <table:table-cell table:style-name="ce2" office:value-type="date" office:date-value="2016-03-17" calcext:value-type="date">
            <text:p>16年3月17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70842</text:p>
          </table:table-cell>
          <table:table-cell table:style-name="Default" office:value-type="string" calcext:value-type="string">
            <text:p>105年03月1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吉利益有限公司</text:p>
          </table:table-cell>
          <table:table-cell office:value-type="string" calcext:value-type="string">
            <text:p>鄭介煌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號勞檢字第1053436784號</text:p>
          </table:table-cell>
          <table:table-cell office:value-type="date" office:date-value="0105-03-16" calcext:value-type="date">
            <text:p>0105-03-1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車容坊股份有限公司</text:p>
          </table:table-cell>
          <table:table-cell office:value-type="string" calcext:value-type="string">
            <text:p>温水欽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7263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健豪印刷事業股份有限公司</text:p>
          </table:table-cell>
          <table:table-cell office:value-type="string" calcext:value-type="string">
            <text:p>葉翠蘭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7299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香寧旅館有限公司</text:p>
          </table:table-cell>
          <table:table-cell office:value-type="string" calcext:value-type="string">
            <text:p>羅素瓊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7261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2611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春原營造股份有限公司</text:p>
          </table:table-cell>
          <table:table-cell office:value-type="string" calcext:value-type="string">
            <text:p>蔡常義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087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莊國泰（即萊佳精品旅館）</text:p>
          </table:table-cell>
          <table:table-cell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7494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非比電腦有限公司</text:p>
          </table:table-cell>
          <table:table-cell office:value-type="string" calcext:value-type="string">
            <text:p>蔡明芳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7259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萬盛實業股份有限公司</text:p>
          </table:table-cell>
          <table:table-cell office:value-type="string" calcext:value-type="string">
            <text:p>葉雲楷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290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中昇眼鏡有限公司</text:p>
          </table:table-cell>
          <table:table-cell office:value-type="string" calcext:value-type="string">
            <text:p>葉治昇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7258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安順公寓大廈管理維護有限公司</text:p>
          </table:table-cell>
          <table:table-cell office:value-type="string" calcext:value-type="string">
            <text:p>華蓉暄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459號</text:p>
          </table:table-cell>
          <table:table-cell office:value-type="date" office:date-value="0105-03-17" calcext:value-type="date">
            <text:p>0105-03-1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嘉軒食品廠有限公司</text:p>
          </table:table-cell>
          <table:table-cell office:value-type="string" calcext:value-type="string">
            <text:p>郭宇文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091號</text:p>
          </table:table-cell>
          <table:table-cell office:value-type="date" office:date-value="0105-03-20" calcext:value-type="date">
            <text:p>0105-03-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郭宇文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70911號</text:p>
          </table:table-cell>
          <table:table-cell office:value-type="date" office:date-value="0105-03-20" calcext:value-type="date">
            <text:p>0105-03-2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林恩誠（即花園廚房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421號</text:p>
          </table:table-cell>
          <table:table-cell office:value-type="date" office:date-value="0105-03-20" calcext:value-type="date">
            <text:p>0105-03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406號</text:p>
          </table:table-cell>
          <table:table-cell office:value-type="date" office:date-value="0105-03-20" calcext:value-type="date">
            <text:p>0105-03-21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台灣士瑞克保全股份有限公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慧</text:p>
          </table:table-cell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03月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明</text:p>
          </table:table-cell>
          <table:table-cell table:number-columns-repeated="2"/>
          <table:table-cell office:value-type="float" office:value="10534374061" calcext:value-type="float">
            <text:p>10534374061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假日工資未給或於休假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9條</text:p>
          </table:table-cell>
          <table:table-cell office:value-type="string" calcext:value-type="string">
            <text:p>日工作未依規定加給工資</text:p>
          </table:table-cell>
          <table:table-cell office:value-type="string" calcext:value-type="string">
            <text:p>第10534374062</text:p>
          </table:table-cell>
          <table:table-cell table:style-name="ce3" office:value-type="string" calcext:value-type="string">
            <text:p>03月21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號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7262</text:p>
          </table:table-cell>
          <table:table-cell table:style-name="Default" office:value-type="string" calcext:value-type="string">
            <text:p>03月22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湯玉麟（即傑妮精品旅館）</text:p>
          </table:table-cell>
          <table:table-cell/>
          <table:table-cell office:value-type="string" calcext:value-type="string">
            <text:p>32 2條第項</text:p>
          </table:table-cell>
          <table:table-cell office:value-type="string" calcext:value-type="string">
            <text:p>規定</text:p>
          </table:table-cell>
          <table:table-cell office:value-type="float" office:value="10534372621" calcext:value-type="float">
            <text:p>10534372621</text:p>
          </table:table-cell>
          <table:table-cell table:style-name="Default" office:value-type="string" calcext:value-type="string">
            <text:p>03月2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72622" calcext:value-type="float">
            <text:p>10534372622</text:p>
          </table:table-cell>
          <table:table-cell table:style-name="Default" office:value-type="string" calcext:value-type="string">
            <text:p>03月2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文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名翔電子有限公司</text:p>
          </table:table-cell>
          <table:table-cell office:value-type="string" calcext:value-type="string">
            <text:p>繼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8000</text:p>
          </table:table-cell>
          <table:table-cell table:style-name="Default" office:value-type="string" calcext:value-type="string">
            <text:p>03月2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隆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林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南星顏料廠股份有限公司</text:p>
          </table:table-cell>
          <table:table-cell office:value-type="string" calcext:value-type="string">
            <text:p>廖月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第1053437815號</text:p>
          </table:table-cell>
          <table:table-cell table:style-name="ce3" office:value-type="string" calcext:value-type="string">
            <text:p>03月22日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裡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吳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西拓電子有限公司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7260</text:p>
          </table:table-cell>
          <table:table-cell table:style-name="Default" office:value-type="string" calcext:value-type="string">
            <text:p>03月2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正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7550</text:p>
          </table:table-cell>
          <table:table-cell table:style-name="Default" office:value-type="string" calcext:value-type="string">
            <text:p>03月22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林天彥(即林天彥建築師事務</text:p>
          </table:table-cell>
          <table:table-cell table:number-columns-repeated="3"/>
          <table:table-cell office:value-type="string" calcext:value-type="string">
            <text:p>新北府號勞檢字</text:p>
          </table:table-cell>
          <table:table-cell table:style-name="Default" office:value-type="string" calcext:value-type="string">
            <text:p>10日5年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所)</text:p>
          </table:table-cell>
          <table:table-cell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03月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float" office:value="10534375501" calcext:value-type="float">
            <text:p>10534375501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劉</text:p>
          </table:table-cell>
          <table:table-cell/>
          <table:table-cell office:value-type="string" calcext:value-type="string">
            <text:p>假日工資未給或於休假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楓江加油站有限公司</text:p>
          </table:table-cell>
          <table:table-cell office:value-type="string" calcext:value-type="string">
            <text:p>楊碧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日工作未依規定加給工資</text:p>
          </table:table-cell>
          <table:table-cell office:value-type="string" calcext:value-type="string">
            <text:p>第1053437731號</text:p>
          </table:table-cell>
          <table:table-cell table:style-name="ce3" office:value-type="string" calcext:value-type="string">
            <text:p>03月22日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玉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7742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徐致偉(即珈多利汽車旅館)</text:p>
          </table:table-cell>
          <table:table-cell table:number-columns-repeated="3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77421" calcext:value-type="float">
            <text:p>10534377421</text:p>
          </table:table-cell>
          <table:table-cell table:style-name="Default" office:value-type="string" calcext:value-type="string">
            <text:p>03月2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7617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盧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臺灣湯淺電池股份有限公司</text:p>
          </table:table-cell>
          <table:table-cell office:value-type="string" calcext:value-type="string">
            <text:p>宏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恩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76171" calcext:value-type="float">
            <text:p>10534376171</text:p>
          </table:table-cell>
          <table:table-cell table:style-name="Default" office:value-type="string" calcext:value-type="string">
            <text:p>03月2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7904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皮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遠雄美食事業股份有限公司</text:p>
          </table:table-cell>
          <table:table-cell office:value-type="string" calcext:value-type="string">
            <text:p>金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營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79041" calcext:value-type="float">
            <text:p>10534379041</text:p>
          </table:table-cell>
          <table:table-cell table:style-name="Default" office:value-type="string" calcext:value-type="string">
            <text:p>03月2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曾惠新（即小新的吉他館）</text:p>
          </table:table-cell>
          <table:table-cell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7898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何</text:p>
          </table:table-cell>
          <table:table-cell office:value-type="string" calcext:value-type="string">
            <text:p>勞動基準法第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誠品科技汽車有限公司</text:p>
          </table:table-cell>
          <table:table-cell office:value-type="string" calcext:value-type="string">
            <text:p>建平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7978號</text:p>
          </table:table-cell>
          <table:table-cell table:style-name="ce3" office:value-type="string" calcext:value-type="string">
            <text:p>105年03月23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第1053437457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彭玉英（即堂寶實業社）</text:p>
          </table:table-cell>
          <table:table-cell table:number-columns-repeated="3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float" office:value="10534374571" calcext:value-type="float">
            <text:p>10534374571</text:p>
          </table:table-cell>
          <table:table-cell table:style-name="Default" office:value-type="string" calcext:value-type="string">
            <text:p>03月2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7615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詹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春發針織股份有限公司</text:p>
          </table:table-cell>
          <table:table-cell office:value-type="string" calcext:value-type="string">
            <text:p>德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金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76151" calcext:value-type="float">
            <text:p>10534376151</text:p>
          </table:table-cell>
          <table:table-cell table:style-name="Default" office:value-type="string" calcext:value-type="string">
            <text:p>03月2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林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全聯實業股份有限公司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7456</text:p>
          </table:table-cell>
          <table:table-cell table:style-name="Default" office:value-type="string" calcext:value-type="string">
            <text:p>03月23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雄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劉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工資未全額直接給付勞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里度貿易有限公司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22條第2項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第1053437801</text:p>
          </table:table-cell>
          <table:table-cell table:style-name="Default" office:value-type="string" calcext:value-type="string">
            <text:p>03月24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瑜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王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日通開發水產有限公司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8214</text:p>
          </table:table-cell>
          <table:table-cell table:style-name="Default" office:value-type="string" calcext:value-type="string">
            <text:p>03月25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玉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李麗華【新北市私立恆愛老</text:p>
          </table:table-cell>
          <table:table-cell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人長期照顧中心（養護</text:p>
          </table:table-cell>
          <table:table-cell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8271</text:p>
          </table:table-cell>
          <table:table-cell table:style-name="Default" office:value-type="string" calcext:value-type="string">
            <text:p>03月25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型）】</text:p>
          </table:table-cell>
          <table:table-cell table:number-columns-repeated="3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李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給與職業災害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鼎盛保全股份有限公司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59條</text:p>
          </table:table-cell>
          <table:table-cell office:value-type="string" calcext:value-type="string">
            <text:p>補償</text:p>
          </table:table-cell>
          <table:table-cell office:value-type="string" calcext:value-type="string">
            <text:p>第1053438401</text:p>
          </table:table-cell>
          <table:table-cell table:style-name="Default" office:value-type="string" calcext:value-type="string">
            <text:p>03月25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強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7772</text:p>
          </table:table-cell>
          <table:table-cell table:style-name="Default" office:value-type="string" calcext:value-type="string">
            <text:p>03月25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全方位自動化股份有限公司</text:p>
          </table:table-cell>
          <table:table-cell table:number-columns-repeated="3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 2條第項</text:p>
          </table:table-cell>
          <table:table-cell office:value-type="string" calcext:value-type="string">
            <text:p>規定</text:p>
          </table:table-cell>
          <table:table-cell office:value-type="float" office:value="10534377721" calcext:value-type="float">
            <text:p>10534377721</text:p>
          </table:table-cell>
          <table:table-cell table:style-name="Default" office:value-type="string" calcext:value-type="string">
            <text:p>03月25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康太公寓大廈管理維護有限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鐵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8513</text:p>
          </table:table-cell>
          <table:table-cell table:style-name="Default" office:value-type="string" calcext:value-type="string">
            <text:p>03月25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肩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大有巴士股份有限公司</text:p>
          </table:table-cell>
          <table:table-cell office:value-type="string" calcext:value-type="string">
            <text:p>游孟輝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7914號</text:p>
          </table:table-cell>
          <table:table-cell office:value-type="date" office:date-value="0105-03-24" calcext:value-type="date">
            <text:p>0105-03-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柯瑞基（即泰國蝦活蝦料理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8139號</text:p>
          </table:table-cell>
          <table:table-cell office:value-type="date" office:date-value="0105-03-24" calcext:value-type="date">
            <text:p>0105-03-2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陽明山開發實業股份有限公司</text:p>
          </table:table-cell>
          <table:table-cell office:value-type="string" calcext:value-type="string">
            <text:p>施火木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062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蔡明章（即水龍商行）</text:p>
          </table:table-cell>
          <table:table-cell/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8306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3061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3062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林淑容【即新北市私立童心老人長期照顧中心(養護型）</text:p>
          </table:table-cell>
          <table:table-cell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287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峰沅股份有限公司</text:p>
          </table:table-cell>
          <table:table-cell office:value-type="string" calcext:value-type="string">
            <text:p>林生喜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379號</text:p>
          </table:table-cell>
          <table:table-cell office:value-type="date" office:date-value="0105-03-27" calcext:value-type="date">
            <text:p>0105-03-2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惠亞工程股份有限公司</text:p>
          </table:table-cell>
          <table:table-cell office:value-type="string" calcext:value-type="string">
            <text:p>黃建德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478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4781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利祥食品有限公司</text:p>
          </table:table-cell>
          <table:table-cell office:value-type="string" calcext:value-type="string">
            <text:p>郭子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8159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橘子洗衣股份有限公司</text:p>
          </table:table-cell>
          <table:table-cell office:value-type="string" calcext:value-type="string">
            <text:p>李正庸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135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皇翔公寓大廈管理維護股份有限公司</text:p>
          </table:table-cell>
          <table:table-cell office:value-type="string" calcext:value-type="string">
            <text:p>沈瑛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8316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鑫鴻祐企業有限公司</text:p>
          </table:table-cell>
          <table:table-cell office:value-type="string" calcext:value-type="string">
            <text:p>許黃淑惠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38063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立壕有限公司</text:p>
          </table:table-cell>
          <table:table-cell office:value-type="string" calcext:value-type="string">
            <text:p>黃能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8580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裕進加油站有限公司</text:p>
          </table:table-cell>
          <table:table-cell office:value-type="string" calcext:value-type="string">
            <text:p>廖國村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581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葛洛莉美容國際有限公司</text:p>
          </table:table-cell>
          <table:table-cell office:value-type="string" calcext:value-type="string">
            <text:p>楊永源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634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6341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邁克森飯店股份有限公司</text:p>
          </table:table-cell>
          <table:table-cell office:value-type="string" calcext:value-type="string">
            <text:p>張善良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434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全智工業股份有限公司</text:p>
          </table:table-cell>
          <table:table-cell office:value-type="string" calcext:value-type="string">
            <text:p>郭光裕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748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7481號</text:p>
          </table:table-cell>
          <table:table-cell office:value-type="date" office:date-value="0105-03-28" calcext:value-type="date">
            <text:p>0105-03-2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鴻福食品工廠有限公司</text:p>
          </table:table-cell>
          <table:table-cell office:value-type="string" calcext:value-type="string">
            <text:p>鄭福來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305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3051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普渼登實業股份有限公司</text:p>
          </table:table-cell>
          <table:table-cell office:value-type="string" calcext:value-type="string">
            <text:p>何靜宜</text:p>
          </table:table-cell>
          <table:table-cell office:value-type="string" calcext:value-type="string">
            <text:p>勞動基準法第59條第1款及第2款</text:p>
          </table:table-cell>
          <table:table-cell office:value-type="string" calcext:value-type="string">
            <text:p>未依規定給與職業災害補償</text:p>
          </table:table-cell>
          <table:table-cell office:value-type="string" calcext:value-type="string">
            <text:p>新北府勞檢字第1053438852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吳元良(即蓮品齋素菜餐廳)</text:p>
          </table:table-cell>
          <table:table-cell office:value-type="string" calcext:value-type="string">
            <text:p>吳元良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277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2771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2772號</text:p>
          </table:table-cell>
          <table:table-cell office:value-type="date" office:date-value="0105-03-29" calcext:value-type="date">
            <text:p>0105-03-3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王浩宇（即佳旺豆腐店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9289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國王的新家住戶管理委員會</text:p>
          </table:table-cell>
          <table:table-cell office:value-type="string" calcext:value-type="string">
            <text:p>黃秋萍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9147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術倍科技股份有限公司</text:p>
          </table:table-cell>
          <table:table-cell office:value-type="string" calcext:value-type="string">
            <text:p>劉義治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817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8171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假日工資未給或於休假日工作未依規定加給工</text:p>
          </table:table-cell>
          <table:table-cell office:value-type="string" calcext:value-type="string">
            <text:p>新北府勞檢字第</text:p>
          </table:table-cell>
          <table:table-cell table:style-name="Default" office:value-type="string" calcext:value-type="string">
            <text:p>105年03月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9條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10534388172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正隆加油站有限公司</text:p>
          </table:table-cell>
          <table:table-cell office:value-type="string" calcext:value-type="string">
            <text:p>徐明定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798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7981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莊敬加油站有限公司</text:p>
          </table:table-cell>
          <table:table-cell office:value-type="string" calcext:value-type="string">
            <text:p>陳振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8814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開揚國際有限公司</text:p>
          </table:table-cell>
          <table:table-cell office:value-type="string" calcext:value-type="string">
            <text:p>陳志榮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38430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美食達人股份有限公司</text:p>
          </table:table-cell>
          <table:table-cell office:value-type="string" calcext:value-type="string">
            <text:p>吳銘隆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816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麗鼎食府有限公司</text:p>
          </table:table-cell>
          <table:table-cell office:value-type="string" calcext:value-type="string">
            <text:p>林靜雅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766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7387661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佳糧股份有限公司</text:p>
          </table:table-cell>
          <table:table-cell office:value-type="string" calcext:value-type="string">
            <text:p>黃李貞貞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700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7001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7002號</text:p>
          </table:table-cell>
          <table:table-cell office:value-type="date" office:date-value="0105-03-30" calcext:value-type="date">
            <text:p>0105-03-3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勁安實業股份有限公司</text:p>
          </table:table-cell>
          <table:table-cell office:value-type="string" calcext:value-type="string">
            <text:p>潘福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714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7141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吉利益有限公司</text:p>
          </table:table-cell>
          <table:table-cell office:value-type="string" calcext:value-type="string">
            <text:p>鄭介煌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38763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生活國際工程股份有限公司</text:p>
          </table:table-cell>
          <table:table-cell office:value-type="string" calcext:value-type="string">
            <text:p>朱峯誼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601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黃玉鈴（即玉軒運動器材行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9182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淮德資訊工程有限公司</text:p>
          </table:table-cell>
          <table:table-cell office:value-type="string" calcext:value-type="string">
            <text:p>羅德維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9184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東貝光電科技股份有限公司</text:p>
          </table:table-cell>
          <table:table-cell office:value-type="string" calcext:value-type="string">
            <text:p>吳慶輝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603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旺宏公寓大廈管理維護有限公司</text:p>
          </table:table-cell>
          <table:table-cell office:value-type="string" calcext:value-type="string">
            <text:p>莊友善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39377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富邦媒體科技股份有限公司</text:p>
          </table:table-cell>
          <table:table-cell office:value-type="string" calcext:value-type="string">
            <text:p>林福星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604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廣積科技股份有限公司</text:p>
          </table:table-cell>
          <table:table-cell office:value-type="string" calcext:value-type="string">
            <text:p>林秋旭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984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9841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89842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9843號</text:p>
          </table:table-cell>
          <table:table-cell office:value-type="date" office:date-value="0105-03-31" calcext:value-type="date">
            <text:p>0105-04-0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雅丹國際美容有限公司</text:p>
          </table:table-cell>
          <table:table-cell office:value-type="string" calcext:value-type="string">
            <text:p>陳徐梅英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9112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91121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李文騰(即翊鑫商行)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925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389251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聯安保全股份有限公司</text:p>
          </table:table-cell>
          <table:table-cell office:value-type="string" calcext:value-type="string">
            <text:p>李偉鳴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8772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87721號</text:p>
          </table:table-cell>
          <table:table-cell office:value-type="date" office:date-value="0105-04-05" calcext:value-type="date">
            <text:p>0105-04-0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全聯實業股份有限公司</text:p>
          </table:table-cell>
          <table:table-cell office:value-type="string" calcext:value-type="string">
            <text:p>林敏雄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39223號</text:p>
          </table:table-cell>
          <table:table-cell office:value-type="date" office:date-value="0105-04-06" calcext:value-type="date">
            <text:p>0105-04-0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新竹物流股份有限公司</text:p>
          </table:table-cell>
          <table:table-cell office:value-type="string" calcext:value-type="string">
            <text:p>許育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39585</text:p>
          </table:table-cell>
          <table:table-cell table:style-name="Default" office:value-type="string" calcext:value-type="string">
            <text:p>105年04月0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瑞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隆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牛津家族國際出版有限公司</text:p>
          </table:table-cell>
          <table:table-cell office:value-type="string" calcext:value-type="string">
            <text:p>翠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525</text:p>
          </table:table-cell>
          <table:table-cell table:style-name="Default" office:value-type="string" calcext:value-type="string">
            <text:p>04月07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娟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張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工資未全額直接給付勞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恒通股份有限公司</text:p>
          </table:table-cell>
          <table:table-cell office:value-type="string" calcext:value-type="string">
            <text:p>傳</text:p>
          </table:table-cell>
          <table:table-cell office:value-type="string" calcext:value-type="string">
            <text:p>22條第2項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第1053439562</text:p>
          </table:table-cell>
          <table:table-cell table:style-name="Default" office:value-type="string" calcext:value-type="string">
            <text:p>04月07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寧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148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黃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奇華股份有限公司</text:p>
          </table:table-cell>
          <table:table-cell office:value-type="string" calcext:value-type="string">
            <text:p>錫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祥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 2條第項</text:p>
          </table:table-cell>
          <table:table-cell office:value-type="string" calcext:value-type="string">
            <text:p>規定</text:p>
          </table:table-cell>
          <table:table-cell office:value-type="float" office:value="10534391481" calcext:value-type="float">
            <text:p>10534391481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宏展公寓大廈管理維護有限</text:p>
          </table:table-cell>
          <table:table-cell office:value-type="string" calcext:value-type="string">
            <text:p>蕭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9192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珍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549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熊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貝斯美德股份有限公司</text:p>
          </table:table-cell>
          <table:table-cell office:value-type="string" calcext:value-type="string">
            <text:p>道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存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 2條第項</text:p>
          </table:table-cell>
          <table:table-cell office:value-type="string" calcext:value-type="string">
            <text:p>規定</text:p>
          </table:table-cell>
          <table:table-cell office:value-type="float" office:value="10534395491" calcext:value-type="float">
            <text:p>10534395491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工資未全額直接給付勞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2條第2項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第1053439712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陳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富紘廣告事業有限公司</text:p>
          </table:table-cell>
          <table:table-cell office:value-type="string" calcext:value-type="string">
            <text:p>柱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正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0 5條第項</text:p>
          </table:table-cell>
          <table:table-cell office:value-type="string" calcext:value-type="string">
            <text:p>紀錄表</text:p>
          </table:table-cell>
          <table:table-cell office:value-type="float" office:value="10534397121" calcext:value-type="float">
            <text:p>10534397121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第1053439643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曾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威合股份有限公司</text:p>
          </table:table-cell>
          <table:table-cell office:value-type="string" calcext:value-type="string">
            <text:p>昭</text:p>
          </table:table-cell>
          <table:table-cell/>
          <table:table-cell office:value-type="string" calcext:value-type="string">
            <text:p>假日工資未給或於休假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豐</text:p>
          </table:table-cell>
          <table:table-cell office:value-type="string" calcext:value-type="string">
            <text:p>勞動基準法第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9條</text:p>
          </table:table-cell>
          <table:table-cell office:value-type="string" calcext:value-type="string">
            <text:p>日工作未依規定加給工資</text:p>
          </table:table-cell>
          <table:table-cell office:value-type="string" calcext:value-type="string">
            <text:p>第10534396431號</text:p>
          </table:table-cell>
          <table:table-cell table:style-name="ce3" office:value-type="string" calcext:value-type="string">
            <text:p>04月08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9656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翁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和全國際股份有限公司</text:p>
          </table:table-cell>
          <table:table-cell office:value-type="string" calcext:value-type="string">
            <text:p>謙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涵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396561" calcext:value-type="float">
            <text:p>10534396561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蘇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四海加油站有限公司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string" calcext:value-type="string">
            <text:p>第1053439498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定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丘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正成貿易股份有限公司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560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祖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四十張加油站股份有限公司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文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float" office:value="10534395601" calcext:value-type="float">
            <text:p>10534395601</text:p>
          </table:table-cell>
          <table:table-cell table:style-name="Default" office:value-type="string" calcext:value-type="string">
            <text:p>04月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助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正陽公寓大廈管理維護有限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39801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蓮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吳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九瑜科技有限公司</text:p>
          </table:table-cell>
          <table:table-cell office:value-type="string" calcext:value-type="string">
            <text:p>靜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40081</text:p>
          </table:table-cell>
          <table:table-cell table:style-name="Default" office:value-type="string" calcext:value-type="string">
            <text:p>04月08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修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string" calcext:value-type="string">
            <text:p>第1053439737</text:p>
          </table:table-cell>
          <table:table-cell table:style-name="Default" office:value-type="string" calcext:value-type="string">
            <text:p>04月11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馮志興（即立群文理語文短期補習班）</text:p>
          </table:table-cell>
          <table:table-cell table:number-columns-repeated="2"/>
          <table:table-cell office:value-type="string" calcext:value-type="string">
            <text:p>假日工資未給或於休假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9條</text:p>
          </table:table-cell>
          <table:table-cell office:value-type="string" calcext:value-type="string">
            <text:p>日工作未依規定加給工資</text:p>
          </table:table-cell>
          <table:table-cell office:value-type="string" calcext:value-type="string">
            <text:p>第10534397371號</text:p>
          </table:table-cell>
          <table:table-cell table:style-name="ce3" office:value-type="string" calcext:value-type="string">
            <text:p>04月11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卓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紘裕食品股份有限公司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9926</text:p>
          </table:table-cell>
          <table:table-cell table:style-name="Default" office:value-type="string" calcext:value-type="string">
            <text:p>04月11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輝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高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嚐鱻食品有限公司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string" calcext:value-type="string">
            <text:p>第1053439689</text:p>
          </table:table-cell>
          <table:table-cell table:style-name="Default" office:value-type="string" calcext:value-type="string">
            <text:p>04月11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欽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林</text:p>
          </table:table-cell>
          <table:table-cell office:value-type="string" calcext:value-type="string">
            <text:p>勞動基準法第9</text:p>
          </table:table-cell>
          <table:table-cell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晨瑀環境科技有限公司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條第1項</text:p>
          </table:table-cell>
          <table:table-cell office:value-type="string" calcext:value-type="string">
            <text:p>違反規定訂定定期契約</text:p>
          </table:table-cell>
          <table:table-cell office:value-type="string" calcext:value-type="string">
            <text:p>第1053439522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忠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童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興德加油站股份有限公司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40012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木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林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東鈴冷凍股份有限公司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523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仁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526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林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震隆工業股份有限公司</text:p>
          </table:table-cell>
          <table:table-cell office:value-type="string" calcext:value-type="string">
            <text:p>年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君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float" office:value="10534395261" calcext:value-type="float">
            <text:p>10534395261</text:p>
          </table:table-cell>
          <table:table-cell table:style-name="Default" office:value-type="string" calcext:value-type="string">
            <text:p>04月1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易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智優科技股份有限公司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39690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民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李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聯安保全股份有限公司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685</text:p>
          </table:table-cell>
          <table:table-cell table:style-name="Default" office:value-type="string" calcext:value-type="string">
            <text:p>04月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鳴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39687</text:p>
          </table:table-cell>
          <table:table-cell table:style-name="Default" office:value-type="string" calcext:value-type="string">
            <text:p>04月12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劉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同達水電工程有限公司</text:p>
          </table:table-cell>
          <table:table-cell office:value-type="string" calcext:value-type="string">
            <text:p>民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川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float" office:value="10534396871" calcext:value-type="float">
            <text:p>10534396871</text:p>
          </table:table-cell>
          <table:table-cell table:style-name="Default" office:value-type="string" calcext:value-type="string">
            <text:p>04月1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沈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奇鋐科技股份有限公司</text:p>
          </table:table-cell>
          <table:table-cell office:value-type="string" calcext:value-type="string">
            <text:p>慶行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第1053439527號</text:p>
          </table:table-cell>
          <table:table-cell table:style-name="ce2" office:value-type="date" office:date-value="2016-04-12" calcext:value-type="date">
            <text:p>16年4月12日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包豪氏企業有限公司</text:p>
          </table:table-cell>
          <table:table-cell office:value-type="string" calcext:value-type="string">
            <text:p>黃銳林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9688號</text:p>
          </table:table-cell>
          <table:table-cell office:value-type="date" office:date-value="0105-04-12" calcext:value-type="date">
            <text:p>0105-04-1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彩揚石材有限公司</text:p>
          </table:table-cell>
          <table:table-cell office:value-type="string" calcext:value-type="string">
            <text:p>陳昭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39887號</text:p>
          </table:table-cell>
          <table:table-cell office:value-type="date" office:date-value="0105-04-12" calcext:value-type="date">
            <text:p>0105-04-1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富民運輸股份有限公司</text:p>
          </table:table-cell>
          <table:table-cell office:value-type="string" calcext:value-type="string">
            <text:p>席家宜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100號</text:p>
          </table:table-cell>
          <table:table-cell office:value-type="date" office:date-value="0105-04-12" calcext:value-type="date">
            <text:p>0105-04-1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同欣電子工業股份有限公司</text:p>
          </table:table-cell>
          <table:table-cell office:value-type="string" calcext:value-type="string">
            <text:p>楊惠捷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310號</text:p>
          </table:table-cell>
          <table:table-cell office:value-type="date" office:date-value="0105-04-12" calcext:value-type="date">
            <text:p>0105-04-1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僖瑞飯店股份有限公司</text:p>
          </table:table-cell>
          <table:table-cell office:value-type="string" calcext:value-type="string">
            <text:p>陳侯來春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102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102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集思創意顧問股份有限公司</text:p>
          </table:table-cell>
          <table:table-cell office:value-type="string" calcext:value-type="string">
            <text:p>萬冠麗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010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達岳運動用品有限公司</text:p>
          </table:table-cell>
          <table:table-cell office:value-type="string" calcext:value-type="string">
            <text:p>邱紋玲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445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0445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巨蛋展覽股份有限公司</text:p>
          </table:table-cell>
          <table:table-cell office:value-type="string" calcext:value-type="string">
            <text:p>陳清江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243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優士盟整合設計有限公司</text:p>
          </table:table-cell>
          <table:table-cell office:value-type="string" calcext:value-type="string">
            <text:p>葉登發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0166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喜可工業股份有限公司</text:p>
          </table:table-cell>
          <table:table-cell office:value-type="string" calcext:value-type="string">
            <text:p>盧漢忠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01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011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柏翰實業有限公司</text:p>
          </table:table-cell>
          <table:table-cell office:value-type="string" calcext:value-type="string">
            <text:p>黃詩惠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511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美強光廣告科技有限公司</text:p>
          </table:table-cell>
          <table:table-cell office:value-type="string" calcext:value-type="string">
            <text:p>陳英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313號</text:p>
          </table:table-cell>
          <table:table-cell office:value-type="date" office:date-value="0105-04-13" calcext:value-type="date">
            <text:p>0105-04-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第</text:p>
          </table:table-cell>
          <table:table-cell table:style-name="Default" office:value-type="string" calcext:value-type="string">
            <text:p>105年04月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華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10534403131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534403132</text:p>
          </table:table-cell>
          <table:table-cell table:style-name="Default" office:value-type="string" calcext:value-type="string">
            <text:p>105年04月1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勁昌實業有限公司</text:p>
          </table:table-cell>
          <table:table-cell office:value-type="string" calcext:value-type="string">
            <text:p>黃義明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號勞檢字第1053440767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0767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順億車業有限公司</text:p>
          </table:table-cell>
          <table:table-cell office:value-type="string" calcext:value-type="string">
            <text:p>王阿葱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53440714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0714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宏陞科技有限公司</text:p>
          </table:table-cell>
          <table:table-cell office:value-type="string" calcext:value-type="string">
            <text:p>何元浩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40099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099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景安精品旅館有限公司</text:p>
          </table:table-cell>
          <table:table-cell office:value-type="string" calcext:value-type="string">
            <text:p>林瑞燦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510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510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台灣大車隊股份有限公司</text:p>
          </table:table-cell>
          <table:table-cell office:value-type="string" calcext:value-type="string">
            <text:p>林村田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585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585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5852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四季甜煮食品有限公司</text:p>
          </table:table-cell>
          <table:table-cell office:value-type="string" calcext:value-type="string">
            <text:p>王碧珠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679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673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第</text:p>
          </table:table-cell>
          <table:table-cell table:style-name="Default" office:value-type="string" calcext:value-type="string">
            <text:p>105年04月1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甲寅國際興業有限公司</text:p>
          </table:table-cell>
          <table:table-cell office:value-type="string" calcext:value-type="string">
            <text:p>吳政樺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10534406731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6732</text:p>
          </table:table-cell>
          <table:table-cell table:style-name="Default" office:value-type="string" calcext:value-type="string">
            <text:p>105年04月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號勞檢字第10534406733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永錡加油站股份有限公司</text:p>
          </table:table-cell>
          <table:table-cell office:value-type="string" calcext:value-type="string">
            <text:p>李子美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096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096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東穎花邊有限公司</text:p>
          </table:table-cell>
          <table:table-cell office:value-type="string" calcext:value-type="string">
            <text:p>艾振華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158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1581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金樹林加油站股份有限公司</text:p>
          </table:table-cell>
          <table:table-cell office:value-type="string" calcext:value-type="string">
            <text:p>黃鏡輝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279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遠東鐵櫃鋼鐵廠股份有限公司</text:p>
          </table:table-cell>
          <table:table-cell office:value-type="string" calcext:value-type="string">
            <text:p>王蘇明霞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468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浩然科技股份有限公司</text:p>
          </table:table-cell>
          <table:table-cell office:value-type="string" calcext:value-type="string">
            <text:p>梁見國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406號</text:p>
          </table:table-cell>
          <table:table-cell office:value-type="date" office:date-value="0105-04-14" calcext:value-type="date">
            <text:p>0105-04-1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康盛公寓大廈管理維護股份有限公司</text:p>
          </table:table-cell>
          <table:table-cell office:value-type="string" calcext:value-type="string">
            <text:p>褚裕龍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530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潤泰保全股份有限公司</text:p>
          </table:table-cell>
          <table:table-cell office:value-type="string" calcext:value-type="string">
            <text:p>楊子敬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798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廣晟食品股份有限公司</text:p>
          </table:table-cell>
          <table:table-cell office:value-type="string" calcext:value-type="string">
            <text:p>陳眉嬛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280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饗客食品有限公司</text:p>
          </table:table-cell>
          <table:table-cell office:value-type="string" calcext:value-type="string">
            <text:p>簡哲文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617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聯立食品股份有限公司</text:p>
          </table:table-cell>
          <table:table-cell office:value-type="string" calcext:value-type="string">
            <text:p>鄭凱隆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0579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新視波有線電視股份有限公司</text:p>
          </table:table-cell>
          <table:table-cell office:value-type="string" calcext:value-type="string">
            <text:p>陳煥鵬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859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川德美國際有限公司</text:p>
          </table:table-cell>
          <table:table-cell office:value-type="string" calcext:value-type="string">
            <text:p>陳宏俊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40469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04691</text:p>
          </table:table-cell>
          <table:table-cell table:style-name="Default" office:value-type="string" calcext:value-type="string">
            <text:p>105年04月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號勞檢字第10534404692號</text:p>
          </table:table-cell>
          <table:table-cell office:value-type="date" office:date-value="0105-04-17" calcext:value-type="date">
            <text:p>0105-04-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楊明麗（即楊明麗的店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0692號</text:p>
          </table:table-cell>
          <table:table-cell office:value-type="date" office:date-value="0105-04-18" calcext:value-type="date">
            <text:p>0105-04-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千田橡膠興業有限公司</text:p>
          </table:table-cell>
          <table:table-cell office:value-type="string" calcext:value-type="string">
            <text:p>郭蔡菊華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0837號</text:p>
          </table:table-cell>
          <table:table-cell office:value-type="date" office:date-value="0105-04-18" calcext:value-type="date">
            <text:p>0105-04-1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常宏興業股份有限公司</text:p>
          </table:table-cell>
          <table:table-cell office:value-type="string" calcext:value-type="string">
            <text:p>王聰明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690號</text:p>
          </table:table-cell>
          <table:table-cell office:value-type="date" office:date-value="0105-04-19" calcext:value-type="date">
            <text:p>0105-04-2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住商保全股份有限公司</text:p>
          </table:table-cell>
          <table:table-cell office:value-type="string" calcext:value-type="string">
            <text:p>謝政明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318號</text:p>
          </table:table-cell>
          <table:table-cell office:value-type="date" office:date-value="0105-04-19" calcext:value-type="date">
            <text:p>0105-04-2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旺默食品企業有限公司</text:p>
          </table:table-cell>
          <table:table-cell office:value-type="string" calcext:value-type="string">
            <text:p>周正訓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034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0341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0342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優加力實業有限公司</text:p>
          </table:table-cell>
          <table:table-cell office:value-type="string" calcext:value-type="string">
            <text:p>尤仁坤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0866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08661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政昇模型有限公司</text:p>
          </table:table-cell>
          <table:table-cell office:value-type="string" calcext:value-type="string">
            <text:p>蔡長璋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53441218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2181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蔚海科技有限公司</text:p>
          </table:table-cell>
          <table:table-cell office:value-type="string" calcext:value-type="string">
            <text:p>陳明春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0924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新店客運股份有限公司</text:p>
          </table:table-cell>
          <table:table-cell office:value-type="string" calcext:value-type="string">
            <text:p>張俊雄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41386號</text:p>
          </table:table-cell>
          <table:table-cell table:style-name="ce2" office:value-type="date" office:date-value="2016-04-21" calcext:value-type="date">
            <text:p>16年4月21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3861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3862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惠民實業股份有限公司</text:p>
          </table:table-cell>
          <table:table-cell office:value-type="string" calcext:value-type="string">
            <text:p>張春滿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519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旺萊食品有限公司</text:p>
          </table:table-cell>
          <table:table-cell office:value-type="string" calcext:value-type="string">
            <text:p>成智珮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1129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534411291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鎂霞企業有限公司</text:p>
          </table:table-cell>
          <table:table-cell office:value-type="string" calcext:value-type="string">
            <text:p>楊一忠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1152號</text:p>
          </table:table-cell>
          <table:table-cell office:value-type="date" office:date-value="0105-04-20" calcext:value-type="date">
            <text:p>0105-04-2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冠君大飯店有限公司</text:p>
          </table:table-cell>
          <table:table-cell office:value-type="string" calcext:value-type="string">
            <text:p>羅逢林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219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2191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12192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伂橙股份有限公司</text:p>
          </table:table-cell>
          <table:table-cell office:value-type="string" calcext:value-type="string">
            <text:p>尤繹宸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167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1671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裕貞紡織工業有限公司</text:p>
          </table:table-cell>
          <table:table-cell office:value-type="string" calcext:value-type="string">
            <text:p>陳三湖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109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1091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1092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天利合企業股份有限公司</text:p>
          </table:table-cell>
          <table:table-cell office:value-type="string" calcext:value-type="string">
            <text:p>陳彥君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047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第1053441046</text:p>
          </table:table-cell>
          <table:table-cell table:style-name="Default" office:value-type="string" calcext:value-type="string">
            <text:p>105年04月2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珍豪餐飲事業有限公司</text:p>
          </table:table-cell>
          <table:table-cell office:value-type="string" calcext:value-type="string">
            <text:p>吳雙霖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0461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雄駿營造有限公司</text:p>
          </table:table-cell>
          <table:table-cell office:value-type="string" calcext:value-type="string">
            <text:p>陳森源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1686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6861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美麗華公寓大廈管理維護股份有限公司</text:p>
          </table:table-cell>
          <table:table-cell office:value-type="string" calcext:value-type="string">
            <text:p>蘇麗華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042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展音企業有限公司</text:p>
          </table:table-cell>
          <table:table-cell office:value-type="string" calcext:value-type="string">
            <text:p>陳嘉興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870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8701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18702號</text:p>
          </table:table-cell>
          <table:table-cell office:value-type="date" office:date-value="0105-04-21" calcext:value-type="date">
            <text:p>0105-04-2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華城加油站有限公司</text:p>
          </table:table-cell>
          <table:table-cell office:value-type="string" calcext:value-type="string">
            <text:p>韓國棟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853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8531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趙梓良（即精湛牙醫診所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856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史書華（即精湛美學牙醫診所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858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羅金鐘（即竹軒西點麵包店）</text:p>
          </table:table-cell>
          <table:table-cell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1862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助晟貿易有限公司</text:p>
          </table:table-cell>
          <table:table-cell office:value-type="string" calcext:value-type="string">
            <text:p>范蘇樹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412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4121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翊萊有限公司</text:p>
          </table:table-cell>
          <table:table-cell office:value-type="string" calcext:value-type="string">
            <text:p>嚴翊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1221號</text:p>
          </table:table-cell>
          <table:table-cell office:value-type="date" office:date-value="0105-04-24" calcext:value-type="date">
            <text:p>0105-04-25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華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412211</text:p>
          </table:table-cell>
          <table:table-cell table:style-name="Default" office:value-type="string" calcext:value-type="string">
            <text:p>04月25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string" calcext:value-type="string">
            <text:p>第1053441655</text:p>
          </table:table-cell>
          <table:table-cell table:style-name="Default" office:value-type="string" calcext:value-type="string">
            <text:p>04月25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沈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潤泰流通事業股份有限公司</text:p>
          </table:table-cell>
          <table:table-cell office:value-type="string" calcext:value-type="string">
            <text:p>慶</text:p>
          </table:table-cell>
          <table:table-cell table:number-columns-repeated="2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德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416551" calcext:value-type="float">
            <text:p>10534416551</text:p>
          </table:table-cell>
          <table:table-cell table:style-name="Default" office:value-type="string" calcext:value-type="string">
            <text:p>04月25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陳柏衛(即龍旺自助餐店)</text:p>
          </table:table-cell>
          <table:table-cell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41632</text:p>
          </table:table-cell>
          <table:table-cell table:style-name="Default" office:value-type="string" calcext:value-type="string">
            <text:p>04月25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張</text:p>
          </table:table-cell>
          <table:table-cell office:value-type="string" calcext:value-type="string">
            <text:p>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第1053441751號</text:p>
          </table:table-cell>
          <table:table-cell table:style-name="Default" office:value-type="string" calcext:value-type="string">
            <text:p>04月26 日</text:p>
          </table:table-cell>
          <table:table-cell table:number-columns-repeated="3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呷尚寶興業股份有限公司</text:p>
          </table:table-cell>
          <table:table-cell office:value-type="string" calcext:value-type="string">
            <text:p>秀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芬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417511</text:p>
          </table:table-cell>
          <table:table-cell table:style-name="Default" office:value-type="string" calcext:value-type="string">
            <text:p>04月26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莊</text:p>
          </table:table-cell>
          <table:table-cell/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吉得堡食品有限公司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42182</text:p>
          </table:table-cell>
          <table:table-cell table:style-name="Default" office:value-type="string" calcext:value-type="string">
            <text:p>04月26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山</text:p>
          </table:table-cell>
          <table:table-cell office:value-type="string" calcext:value-type="string">
            <text:p>30條第5項</text:p>
          </table:table-cell>
          <table:table-cell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41410</text:p>
          </table:table-cell>
          <table:table-cell table:style-name="Default" office:value-type="string" calcext:value-type="string">
            <text:p>04月26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吳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北方國際有限公司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 office:value-type="float" office:value="10534414101" calcext:value-type="float">
            <text:p>10534414101</text:p>
          </table:table-cell>
          <table:table-cell table:style-name="Default" office:value-type="string" calcext:value-type="string">
            <text:p>04月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華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float" office:value="10534414102" calcext:value-type="float">
            <text:p>10534414102</text:p>
          </table:table-cell>
          <table:table-cell table:style-name="Default" office:value-type="string" calcext:value-type="string">
            <text:p>04月26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林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台盟電子股份有限公司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42025</text:p>
          </table:table-cell>
          <table:table-cell table:style-name="Default" office:value-type="string" calcext:value-type="string">
            <text:p>04月26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藩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郭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每七日中未有一日之休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宏林營造廠股份有限公司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36條</text:p>
          </table:table-cell>
          <table:table-cell office:value-type="string" calcext:value-type="string">
            <text:p>息做為例假</text:p>
          </table:table-cell>
          <table:table-cell office:value-type="string" calcext:value-type="string">
            <text:p>第1053441818</text:p>
          </table:table-cell>
          <table:table-cell table:style-name="Default" office:value-type="string" calcext:value-type="string">
            <text:p>04月26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麗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科泰公寓大廈管理維護有限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string" calcext:value-type="string">
            <text:p>第1053442389</text:p>
          </table:table-cell>
          <table:table-cell table:style-name="Default" office:value-type="string" calcext:value-type="string">
            <text:p>04月27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寧</text:p>
          </table:table-cell>
          <table:table-cell table:number-columns-repeated="2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未依規定</text:p>
          </table:table-cell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4條</text:p>
          </table:table-cell>
          <table:table-cell office:value-type="string" calcext:value-type="string">
            <text:p>加給工資</text:p>
          </table:table-cell>
          <table:table-cell office:value-type="string" calcext:value-type="string">
            <text:p>第1053442130</text:p>
          </table:table-cell>
          <table:table-cell table:style-name="Default" office:value-type="string" calcext:value-type="string">
            <text:p>04月27 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未依規定置備勞工出勤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張敏（即名恩療養院）</text:p>
          </table:table-cell>
          <table:table-cell/>
          <table:table-cell office:value-type="string" calcext:value-type="string">
            <text:p>30條第5項</text:p>
          </table:table-cell>
          <table:table-cell office:value-type="string" calcext:value-type="string">
            <text:p>紀錄表</text:p>
          </table:table-cell>
          <table:table-cell office:value-type="float" office:value="10534421301" calcext:value-type="float">
            <text:p>10534421301</text:p>
          </table:table-cell>
          <table:table-cell table:style-name="Default" office:value-type="string" calcext:value-type="string">
            <text:p>0月274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號</text:p>
          </table:table-cell>
          <table:table-cell table:style-name="Default" office:value-type="string" calcext:value-type="string">
            <text:p>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新北府勞檢字</text:p>
          </table:table-cell>
          <table:table-cell table:style-name="Default" office:value-type="string" calcext:value-type="string">
            <text:p>105年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勞動基準法第</text:p>
          </table:table-cell>
          <table:table-cell office:value-type="string" calcext:value-type="string">
            <text:p>延長工作時間超過法令</text:p>
          </table:table-cell>
          <table:table-cell office:value-type="string" calcext:value-type="string">
            <text:p>第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2條第2項</text:p>
          </table:table-cell>
          <table:table-cell office:value-type="string" calcext:value-type="string">
            <text:p>規定</text:p>
          </table:table-cell>
          <table:table-cell/>
          <table:table-cell table:style-name="ce3" office:value-type="string" calcext:value-type="string">
            <text:p>04月27日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534421302號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朱安捷（即北大蒔美牙醫診所）</text:p>
          </table:table-cell>
          <table:table-cell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2099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台灣富樺股份有限公司</text:p>
          </table:table-cell>
          <table:table-cell office:value-type="string" calcext:value-type="string">
            <text:p>呂連智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2140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嘉里大榮物流股份有限公司</text:p>
          </table:table-cell>
          <table:table-cell office:value-type="string" calcext:value-type="string">
            <text:p>沈宗桂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2064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20641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20642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周君怡（即怡兒診所)</text:p>
          </table:table-cell>
          <table:table-cell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2034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長壽山加油站股份有限公司</text:p>
          </table:table-cell>
          <table:table-cell office:value-type="string" calcext:value-type="string">
            <text:p>王永順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656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534416561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昇陽加油站股份有限公司</text:p>
          </table:table-cell>
          <table:table-cell office:value-type="string" calcext:value-type="string">
            <text:p>簡阿坤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53441804號</text:p>
          </table:table-cell>
          <table:table-cell office:value-type="date" office:date-value="0105-04-26" calcext:value-type="date">
            <text:p>0105-04-2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台灣捍衛公寓大廈管理維護股份有限公司</text:p>
          </table:table-cell>
          <table:table-cell office:value-type="string" calcext:value-type="string">
            <text:p>常佩琳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2024號</text:p>
          </table:table-cell>
          <table:table-cell office:value-type="date" office:date-value="0105-04-27" calcext:value-type="date">
            <text:p>0105-04-2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家家藥粧有限公司</text:p>
          </table:table-cell>
          <table:table-cell office:value-type="string" calcext:value-type="string">
            <text:p>陳呈洋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53442532號</text:p>
          </table:table-cell>
          <table:table-cell office:value-type="date" office:date-value="0105-04-28" calcext:value-type="date">
            <text:p>0105-04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534425321號</text:p>
          </table:table-cell>
          <table:table-cell office:value-type="date" office:date-value="0105-04-28" calcext:value-type="date">
            <text:p>0105-04-2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惠薪服裝有限公司</text:p>
          </table:table-cell>
          <table:table-cell office:value-type="string" calcext:value-type="string">
            <text:p>高忠祺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53442568號</text:p>
          </table:table-cell>
          <table:table-cell office:value-type="date" office:date-value="0105-04-28" calcext:value-type="date">
            <text:p>0105-04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534425681號</text:p>
          </table:table-cell>
          <table:table-cell office:value-type="date" office:date-value="0105-04-28" calcext:value-type="date">
            <text:p>0105-04-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</text:p>
          </table:table-cell>
          <table:table-cell office:value-type="date" office:date-value="0105-04-28" calcext:value-type="date">
            <text:p>0105-04-2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office:value-type="string" calcext:value-type="string">
            <text:p>10534425682號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風尚汽車旅館有限公司</text:p>
          </table:table-cell>
          <table:table-cell office:value-type="string" calcext:value-type="string">
            <text:p>鄭豊斌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table:style-name="Default" office:value-type="string" calcext:value-type="string">
            <text:p>新北府勞檢字第1053442423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藝美有限公司</text:p>
          </table:table-cell>
          <table:table-cell office:value-type="string" calcext:value-type="string">
            <text:p>謝仲豪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table:style-name="Default" office:value-type="string" calcext:value-type="string">
            <text:p>新北府勞檢字第1053442353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陳儀家（即慈恩中醫診所）</text:p>
          </table:table-cell>
          <table:table-cell/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table:style-name="Default" office:value-type="string" calcext:value-type="string">
            <text:p>新北府勞檢字第1053442456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table:style-name="Default" office:value-type="string" calcext:value-type="string">
            <text:p>新北府勞檢字第10534424561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table:style-name="Default" office:value-type="string" calcext:value-type="string">
            <text:p>新北府勞檢字第10534424562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曾蓮美(即凱銘企業社)</text:p>
          </table:table-cell>
          <table:table-cell/>
          <table:table-cell office:value-type="string" calcext:value-type="string">
            <text:p>勞動基準法第30條第6項</text:p>
          </table:table-cell>
          <table:table-cell office:value-type="string" calcext:value-type="string">
            <text:p>出勤紀錄未依規定應逐日記載勞工出勤情形至分鐘</text:p>
          </table:table-cell>
          <table:table-cell table:style-name="Default" office:value-type="string" calcext:value-type="string">
            <text:p>新北府勞檢字第1053442330號</text:p>
          </table:table-cell>
          <table:table-cell table:style-name="ce1" office:value-type="date" office:date-value="0105-04-28" calcext:value-type="date">
            <text:p>0105-04-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1:54:56.089787000</dc:date>
    <meta:editing-duration>PT1M46S</meta:editing-duration>
    <meta:editing-cycles>1</meta:editing-cycles>
    <meta:document-statistic meta:table-count="1" meta:cell-count="2945" meta:object-count="0"/>
    <meta:generator>LibreOffice/4.4.5.2$MacOSX_X86_64 LibreOffice_project/a22f674fd25a3b6f45bdebf25400ed2adff0ff99</meta:generator>
  </office:meta>
</office:document-meta>
</file>